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417c4" officeooo:paragraph-rsid="000417c4"/>
    </style:style>
    <style:style style:name="P2" style:family="paragraph" style:parent-style-name="Standard">
      <style:paragraph-properties fo:text-align="start" style:justify-single-word="false"/>
      <style:text-properties officeooo:rsid="000417c4" officeooo:paragraph-rsid="000417c4"/>
    </style:style>
    <style:style style:name="P3" style:family="paragraph" style:parent-style-name="Standard">
      <style:paragraph-properties fo:text-align="start" style:justify-single-word="false"/>
      <style:text-properties fo:font-weight="bold" officeooo:rsid="000417c4" officeooo:paragraph-rsid="000417c4" style:font-weight-asian="bold" style:font-weight-complex="bold"/>
    </style:style>
    <style:style style:name="P4" style:family="paragraph" style:parent-style-name="Standard">
      <style:paragraph-properties fo:text-align="center" style:justify-single-word="false"/>
      <style:text-properties fo:font-style="italic" officeooo:rsid="000417c4" officeooo:paragraph-rsid="000417c4" style:font-style-asian="italic" style:font-style-complex="italic"/>
    </style:style>
    <style:style style:name="P5" style:family="paragraph" style:parent-style-name="Standard">
      <style:paragraph-properties fo:text-align="start" style:justify-single-word="false"/>
      <style:text-properties fo:font-style="normal" officeooo:rsid="000417c4" officeooo:paragraph-rsid="000417c4" style:font-style-asian="normal" style:font-style-complex="normal"/>
    </style:style>
    <style:style style:name="P6" style:family="paragraph" style:parent-style-name="Standard">
      <style:paragraph-properties fo:text-align="start" style:justify-single-word="false"/>
      <style:text-properties fo:font-style="normal" officeooo:rsid="0005605e" officeooo:paragraph-rsid="0005605e" style:font-style-asian="normal" style:font-style-complex="normal"/>
    </style:style>
    <style:style style:name="P7" style:family="paragraph" style:parent-style-name="Standard">
      <style:paragraph-properties fo:text-align="start" style:justify-single-word="false"/>
      <style:text-properties fo:font-style="normal" officeooo:rsid="0006db4b" officeooo:paragraph-rsid="0006db4b" style:font-style-asian="normal" style:font-style-complex="normal"/>
    </style:style>
    <style:style style:name="P8" style:family="paragraph" style:parent-style-name="Standard">
      <style:paragraph-properties fo:text-align="center" style:justify-single-word="false"/>
      <style:text-properties fo:font-size="16pt" fo:font-style="normal" fo:font-weight="bold" officeooo:rsid="0006db4b" officeooo:paragraph-rsid="0006db4b" style:font-size-asian="16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tyle="normal" officeooo:rsid="0006db4b" officeooo:paragraph-rsid="0006db4b" style:font-style-asian="normal" style:font-style-complex="normal"/>
    </style:style>
    <style:style style:name="P10" style:family="paragraph" style:parent-style-name="Standard">
      <style:paragraph-properties fo:text-align="start" style:justify-single-word="false"/>
      <style:text-properties fo:font-style="normal" officeooo:rsid="0006f70a" officeooo:paragraph-rsid="0006f70a" style:font-style-asian="normal" style:font-style-complex="normal"/>
    </style:style>
    <style:style style:name="P11" style:family="paragraph" style:parent-style-name="Standard">
      <style:paragraph-properties fo:text-align="start" style:justify-single-word="false"/>
      <style:text-properties fo:font-style="normal" officeooo:rsid="0005605e" officeooo:paragraph-rsid="0008aa38" style:font-style-asian="normal" style:font-style-complex="normal"/>
    </style:style>
    <style:style style:name="T1" style:family="text">
      <style:text-properties officeooo:rsid="0006f70a"/>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DE PROGRAMACION</text:p>
      <text:p text:style-name="P1"/>
      <text:p text:style-name="P2">Leer atentamente el siguiente enunciado. </text:p>
      <text:p text:style-name="P2"/>
      <text:p text:style-name="P2">Si no se entiende algún apartado, preguntar. EN ningún caso, se deben asumir premisas que no estén explicitamente definidas en el enunciado.</text:p>
      <text:p text:style-name="P2"/>
      <text:p text:style-name="P3">OBJETIVO DE LA PRACTICA:</text:p>
      <text:p text:style-name="P2">El objeto de la práctica es leer un fichero de texto que contiene una línea (o registro) por cada vehículo. El fichero se aporta como parte del enunciado. Como se puede observar, el separador de los diferentes campos es el carácter &amp;. El fichero a procesar se encuentra en la carpeta “ficheros” y se llama “vehiculos.txt”.</text:p>
      <text:p text:style-name="P2"/>
      <text:p text:style-name="P2">Se piden los siguientes métodos:</text:p>
      <text:p text:style-name="P2"/>
      <text:p text:style-name="P2">1. Crear un método con el siguiente prototipo:</text:p>
      <text:p text:style-name="P2"/>
      <text:p text:style-name="P2"/>
      <text:p text:style-name="P4">public ArrayList&lt;Vehiculo&gt; crearListaVehiculos(String rutaFicheroVehiculos)</text:p>
      <text:p text:style-name="P4"/>
      <text:p text:style-name="P5">2. Crear un método que muestre los vehículos ,a partir del ArrayList obtenido en el ejericicio 1.</text:p>
      <text:p text:style-name="P5"/>
      <text:p text:style-name="P4"><text:s text:c="2"/>public void listaVehiculos(ArrayList&lt;Vehiculo&gt; listaVehiculos)</text:p>
      <text:p text:style-name="P4"/>
      <text:p text:style-name="P6">.</text:p>
      <text:p text:style-name="P6"/>
      <text:p text:style-name="P6"/>
      <text:p text:style-name="P6"/>
      <text:p text:style-name="P8">Procedimiento</text:p>
      <text:p text:style-name="P7"/>
      <text:p text:style-name="P7">- Crear la clase Vehiculo, mapeando las propiedades con el fichero, <text:span text:style-name="T1">con los tipos especificados.</text:span></text:p>
      <text:p text:style-name="P7"/>
      <text:p text:style-name="P7"><text:s text:c="3"/><text:span text:style-name="T1">c</text:span>odigo, int</text:p>
      <text:p text:style-name="P7"><text:s text:c="3"/>nifPropietario , String</text:p>
      <text:p text:style-name="P7"><text:s text:c="3"/>matricula, String</text:p>
      <text:p text:style-name="P7"><text:s text:c="3"/>estado, char</text:p>
      <text:p text:style-name="P7"><text:s text:c="3"/>precio, float</text:p>
      <text:p text:style-name="P7"><text:s text:c="3"/>fechaMatricula, LocalDate</text:p>
      <text:p text:style-name="P7"/>
      <text:p text:style-name="P7"/>
      <text:p text:style-name="P7"/>
      <text:p text:style-name="P7">- <text:s/>Usar el método general , <text:span text:style-name="T2">leerFichero (String ruta)</text:span>. Hacer las modificaciones necesarias para obtener el método del apartado 1.</text:p>
      <text:p text:style-name="P7"/>
      <text:p text:style-name="P11"/>
      <text:p text:style-name="P10">Invocar al método desde un main creado en la clase Ejercicios2.</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22:00:01.756000000</meta:creation-date>
    <dc:date>2017-05-11T22:51:55.864000000</dc:date>
    <meta:editing-duration>PT15M23S</meta:editing-duration>
    <meta:editing-cycles>5</meta:editing-cycles>
    <meta:generator>LibreOffice/5.0.3.2$Windows_x86 LibreOffice_project/e5f16313668ac592c1bfb310f4390624e3dbfb75</meta:generator>
    <meta:document-statistic meta:table-count="0" meta:image-count="0" meta:object-count="0" meta:page-count="1" meta:paragraph-count="21" meta:word-count="189" meta:character-count="1286" meta:non-whitespace-character-count="1096"/>
  </office:meta>
</office:document-meta>
</file>